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1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#item </text:p>
          </table:table-cell>
          <table:table-cell table:style-name="ce1" office:value-type="string" calcext:value-type="string">
            <text:p>Item to complet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d menu to manage categories</text:p>
          </table:table-cell>
          <table:table-cell/>
          <table:table-cell table:style-name="Default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dd feature to display categories</text:p>
          </table:table-cell>
          <table:table-cell/>
          <table:table-cell table:style-name="Default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dd feature to display order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dd user name and date on menu screens</text:p>
          </table:table-cell>
          <table:table-cell office:value-type="string" calcext:value-type="string">
            <text:p>completed</text:p>
          </table:table-cell>
          <table:table-cell office:value-type="date" office:date-value="2015-11-10" calcext:value-type="date">
            <text:p>11/10/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move debug echo statements</text:p>
          </table:table-cell>
          <table:table-cell/>
          <table:table-cell table:style-name="Default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move commented code</text:p>
          </table:table-cell>
          <table:table-cell/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lean up admin checks</text:p>
          </table:table-cell>
          <table:table-cell/>
          <table:table-cell table:style-name="Default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event users accessing screens without login</text:p>
          </table:table-cell>
          <table:table-cell office:value-type="string" calcext:value-type="string">
            <text:p>completed</text:p>
          </table:table-cell>
          <table:table-cell office:value-type="date" office:date-value="2015-11-13" calcext:value-type="date">
            <text:p>11/13/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move unused code</text:p>
          </table:table-cell>
          <table:table-cell/>
          <table:table-cell table:style-name="Default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uto decrement when orders are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not display products that have quantity &lt; =0 or unavailable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hen order is complete, change status from partial to completed</text:p>
          </table:table-cell>
          <table:table-cell office:value-type="string" calcext:value-type="string">
            <text:p>completed</text:p>
          </table:table-cell>
          <table:table-cell office:value-type="date" office:date-value="2015-11-11" calcext:value-type="date">
            <text:p>11/11/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nsolidate code DRY</text:p>
          </table:table-cell>
          <table:table-cell/>
          <table:table-cell table:style-name="Default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lear cart after purchase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button to return from show cat to admin menu</text:p>
          </table:table-cell>
          <table:table-cell office:value-type="string" calcext:value-type="string">
            <text:p>completed</text:p>
          </table:table-cell>
          <table:table-cell office:value-type="date" office:date-value="2015-11-12" calcext:value-type="date">
            <text:p>11/12/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3">00/00/0000</text:date>, <text:time style:data-style-name="N2" text:time-value="06:47:27.2229879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9T06:57:08.937606244</meta:creation-date>
    <dc:date>2015-11-13T06:48:17.149302591</dc:date>
    <meta:editing-duration>PT3H11M42S</meta:editing-duration>
    <meta:editing-cycles>13</meta:editing-cycles>
    <meta:generator>LibreOffice/4.4.6.3$Linux_X86_64 LibreOffice_project/40m0$Build-3</meta:generator>
    <meta:document-statistic meta:table-count="1" meta:cell-count="50" meta:object-count="0"/>
  </office:meta>
</office:document-meta>
</file>